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6854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8528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1.0201in" fo:break-before="auto" style:use-optimal-row-height="true"/>
    </style:style>
    <style:style style:name="ro7" style:family="table-row">
      <style:table-row-properties style:row-height="0.9201in" fo:break-before="auto" style:use-optimal-row-height="true"/>
    </style:style>
    <style:style style:name="ro8" style:family="table-row">
      <style:table-row-properties style:row-height="1.2783in" fo:break-before="auto" style:use-optimal-row-height="true"/>
    </style:style>
    <style:style style:name="ro9" style:family="table-row">
      <style:table-row-properties style:row-height="1.0992in" fo:break-before="auto" style:use-optimal-row-height="true"/>
    </style:style>
    <style:style style:name="ro10" style:family="table-row">
      <style:table-row-properties style:row-height="1.522in" fo:break-before="auto" style:use-optimal-row-height="true"/>
    </style:style>
    <style:style style:name="ro11" style:family="table-row">
      <style:table-row-properties style:row-height="0.6874in" fo:break-before="auto" style:use-optimal-row-height="true"/>
    </style:style>
    <style:style style:name="ro12" style:family="table-row">
      <style:table-row-properties style:row-height="2.0244in" fo:break-before="auto" style:use-optimal-row-height="true"/>
    </style:style>
    <style:style style:name="ro13" style:family="table-row">
      <style:table-row-properties style:row-height="0.8547in" fo:break-before="auto" style:use-optimal-row-height="true"/>
    </style:style>
    <style:style style:name="ro14" style:family="table-row">
      <style:table-row-properties style:row-height="1.022in" fo:break-before="auto" style:use-optimal-row-height="true"/>
    </style:style>
    <style:style style:name="ro15" style:family="table-row">
      <style:table-row-properties style:row-height="1.3547in" fo:break-before="auto" style:use-optimal-row-height="true"/>
    </style:style>
    <style:style style:name="ro16" style:family="table-row">
      <style:table-row-properties style:row-height="2.1917in" fo:break-before="auto" style:use-optimal-row-height="true"/>
    </style:style>
    <style:style style:name="ro17" style:family="table-row">
      <style:table-row-properties style:row-height="1.8571in" fo:break-before="auto" style:use-optimal-row-height="true"/>
    </style:style>
    <style:style style:name="ro18" style:family="table-row">
      <style:table-row-properties style:row-height="2.8693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1.6898in" fo:break-before="auto" style:use-optimal-row-height="true"/>
    </style:style>
    <style:style style:name="ro21" style:family="table-row">
      <style:table-row-properties style:row-height="2.5264in" fo:break-before="auto" style:use-optimal-row-height="true"/>
    </style:style>
    <style:style style:name="ro22" style:family="table-row">
      <style:table-row-properties style:row-height="3.0366in" fo:break-before="auto" style:use-optimal-row-height="true"/>
    </style:style>
    <style:style style:name="ro23" style:family="table-row">
      <style:table-row-properties style:row-height="2.702in" fo:break-before="auto" style:use-optimal-row-height="true"/>
    </style:style>
    <style:style style:name="ro24" style:family="table-row">
      <style:table-row-properties style:row-height="2.3591in" fo:break-before="auto" style:use-optimal-row-height="true"/>
    </style:style>
    <style:style style:name="ro25" style:family="table-row">
      <style:table-row-properties style:row-height="3.3717in" fo:break-before="auto" style:use-optimal-row-height="true"/>
    </style:style>
    <style:style style:name="ro26" style:family="table-row">
      <style:table-row-properties style:row-height="3.539in" fo:break-before="auto" style:use-optimal-row-height="true"/>
    </style:style>
    <style:style style:name="ro27" style:family="table-row">
      <style:table-row-properties style:row-height="3.2043in" fo:break-before="auto" style:use-optimal-row-height="true"/>
    </style:style>
    <style:style style:name="ro28" style:family="table-row">
      <style:table-row-properties style:row-height="3.7063in" fo:break-before="auto" style:use-optimal-row-height="true"/>
    </style:style>
    <style:style style:name="ro29" style:family="table-row">
      <style:table-row-properties style:row-height="0.1925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1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0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 ・ つち ・ soil, dirt</text:p>
            <text:p>土色 ・ つちいろ ・ earth color</text:p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本 ・ ほん ・ boo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小一 ・ しょういち ・ first-year student elementary school 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生やす ・ はやす ・ [vt] grow a beard , cultivate</text:p>
            <text:p>生で飲む ・ きでのむ ・ drink whisky straight [raw, pure] </text:p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 ・  ・ hill</text:p>
            <text:p>山 ・ やま ・ mountain, hill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下 ・ した ・ bottom, lower part ; down; below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 ・ うえ ・ top, upper part ; up; above</text:p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宿 ・ ししゅく ・ lodging</text:p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の ・ せいの ・ positive (math, elec.) </text:p>
            <text:p>正味の ・ しょうみの ・ net, full, clear</text:p>
            <text:p>正当な ・ せいとうな ・ just, right, due; legal</text:p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足りる ・ たりる ・ [vi] suffice</text:p>
            <text:p>足 ・ あし ・ leg; foot</text:p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定まる ・ さだまる ・ [vi] be decided, settled</text:p>
            <text:p>定期券 ・ ていきけん ・ commuter’s pass</text:p>
            <text:p>協定 ・ きょうてい ・ agreement, pact</text:p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手 ・ て ・ hand</text:p>
            <text:p>手元 ・ てもと ・ at hand, within reach; cash at hand</text:p>
            <text:p>手応え ・ てごたえ ・ response, reaction; resistance; effect</text:p>
            <text:p>手品 ・ てじな ・ sleight of hand, magic</text:p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用に足りない ・ ようにたりない ・ be useless, of no use</text:p>
            <text:p>広く用いる ・ ひろくもちいる ・ be in wide use</text:p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時着する ・ ふじちゃくする ・ make an emergency landing; ditch</text:p>
            <text:p>不始末 ・ ふしまつ ・ mismanagement, irregularity</text:p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目 ・ いっかいめ ・ the first time</text:p>
            <text:p>回心 ・ かいしん [えしん] ・ conversion</text:p>
            <text:p>回復 ・ かいふく ・ recovery, restoration; rehabilitation</text:p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弁舌 ・ べんぜつ ・ speech</text:p>
            <text:p>舌音 ・ ぜつおん ・ lingual sound</text:p>
            <text:p>舌戦 ・ ぜっせん ・ war of words</text:p>
            <text:p>毒舌 ・ どくぜつ ・ wicked tongue, abusive language, blistering remarks</text:p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 ・ はなし ・ talk, conversation; story, account; topic</text:p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活動 ・ かつどう ・ activity, action; function</text:p>
            <text:p>活字 ・ かつじ ・ movable / printing type</text:p>
            <text:p>活路 ・ かつろ ・ means of escape, way out</text:p>
            <text:p>活きる ・ いきる ・ [vi] be enlivened</text:p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一行 ・ いっこう ・ party, suite</text:p>
            <text:p>行程 ・ こうてい ・ distance, journey</text:p>
            <text:p>行方 ・ ゆくえ ・ one’s whereabouts</text:p>
            <text:p>行われる ・ おこなわれる ・ be done, practiced; take place</text:p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 ・ みみ ・ ear</text:p>
            <text:p>片耳 ・ かたみみ ・ one ear</text:p>
            <text:p>耳寄りな ・ みみよりな ・ welcome (news)</text:p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る ・ とる ・ [vt] take; g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 ・ み ・ one's body / person / position, oneself</text:p>
            <text:p>中身 ・ なかみ ・ content, substance; interior</text:p>
            <text:p>身の回り ・ みのまわり ・ one’s person, one’s appearance</text:p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む ・ やすむ ・ [vi] (take a rest, repose; suspend, discontinue; be absent; go to bed, retire</text:p>
            <text:p>休まる ・ やすまる ・ [vi] feel rested; be set at ease</text:p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体 ・ からだ ・ bo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八日付 ・ ようかづけ ・ dated the eighth</text:p>
            <text:p>付け込む ・ つけこむ ・ [vi] take advantage of; make an entry</text:p>
            <text:p>目付き ・ めつき ・ look in one’s eyes, expression</text:p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身 ・ うけみ ・ passiveness; passive voice</text:p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てする ・ もってする ・ [vt] do by the use of</text:p>
            <text:p>以ての外 ・ もってのほか ・ outrageous, preposterous, scandalous</text:p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創立する ・ そうりつする ・ establish, organize, start</text:p>
            <text:p>立証 ・ りっしょう ・ proof, demonstration, substantiation</text:p>
            <text:p>立法 ・ りっぽう ・ legislation, lawmaking</text:p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部品 ・ ぶひん ・ parts, accessories</text:p>
            <text:p>部門 ・ ぶもん ・ class, group, section, division, department; genu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人一倍働く ・ ひといちばいはたらく ・ work twice as hard as others</text:p>
            <text:p>倍率 ・ ばいりつ ・ magnification power ; rate of competition in examinations </text:p>
            <text:p>倍数 ・ ばいすう ・ multiple</text:p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代わる ・ かわるがわる ・ by turns, alternately</text:p>
            <text:p>飲み代 ・ のみしろ ・ drinking money</text:p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者 ・ おうじゃ ・ king, monarch, champion</text:p>
            <text:p>勤王 ・ きんのう ・ loyalty to the empero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珠玉 ・ しゅぎょく ・ jewel, gem</text:p>
            <text:p>硬玉 ・ こうぎょく ・ jadeite</text:p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 ・ たから ・ treasure, precious object</text:p>
            <text:p>宝物 ・ たからもの ・ treasure</text:p>
            <text:p>宝島 ・ たからじま ・ treasure island</text:p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 ・ くに ・ country</text:p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む ・ しらむ ・ [vi] grow light, turn gray; [atmosphere] become chilled</text:p>
            <text:p>白髪 ・ しらが ・ white / gray hair</text:p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>皇子 ・ おうじ ・ imperial prince</text:p>
            <text:p>皇太子 ・ こうたいし ・ crown prince</text:p>
            <text:p>皇帝 ・ こうてい ・ emperor</text:p>
            <text:p>皇后 ・ こうごう ・ empress, queen</text:p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うする ・ まっとうする ・ accomplish, fulfill, carry out</text:p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好事家 ・ こうずか ・ dilettante, person of fantastic taste</text:p>
            <text:p>判事 ・ はんじ ・ judge</text:p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ずから ・ おのずから ・ naturally, by itself, spontaneously</text:p>
            <text:p>自ずと ・ おのずと ・ naturally</text:p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貝類 ・ かいるい ・ shellfish</text:p>
            <text:p>貝柱 ・ かいばしら ・ adductor muscle</text:p>
            <text:p>巻き貝 ・ まきがい ・ roll-shell; snail</text:p>
            <text:p>魚貝類 ・ ぎょかいるい ・ marine products</text:p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見物 ・ けんぶつ ・ sightseeing, visit</text:p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力ずくで ・ ちからずくで ・ by force, sheer strength</text:p>
            <text:p>力む ・ りきむ ・ show one's best effort</text:p>
            <text:p>力 ・ ちから ・ power, force, energy</text:p>
            <text:p>底力 ・ そこぢから ・ latent p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刀 ・ かたな ・ sword</text:p>
            <text:p>刀剣 ・ とうけん ・ sword</text:p>
            <text:p>刀身 ・ とうしん ・ sword blade</text:p>
            <text:p>名刀 ・ めいとう ・ excellent blade, famous sword</text:p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切れ切れの ・ きれぎれの ・ fragmentary, intermittent</text:p>
            <text:p>切りが無い ・ きりがない ・ be end-, boundless</text:p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刃先 ・ はさき ・ edge of a blade</text:p>
            <text:p>凶刃 ・ きょうじん ・ assassin’s dagger / knife</text:p>
            <text:p>兵刃 ・ へいじん ・ sword</text:p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算 ・ こうさん ・ probability</text:p>
            <text:p>公約数 ・ こうやくすう ・ common divisor</text:p>
            <text:p>公共 ・ こうきょう ・ public society, community</text:p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れ別れに ・ わかれわかれに ・ separately, apart</text:p>
            <text:p>別に ・ べつに ・ separately, apart; in addition; particularly</text:p>
            <text:p>別にする ・ べつにする ・ set aside / apart</text:p>
            <text:p>別格 ・ べっかく ・ extra status</text:p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一家の長 ・ いっかのちょう ・ head of a family</text:p>
            <text:p>長袖 ・ ながそで ・ clothes with long sleeves </text:p>
            <text:p>長所 ・ ちょうしょ ・ strong point, merit</text:p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男の人 ・ おとこのひと ・ man</text:p>
            <text:p>下男 ・ げなん ・ male servant, manservant</text:p>
            <text:p>男滝 ・ おだき ・ the greater waterfall of the two </text:p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き ・ すき ・ like, be fond of</text:p>
            <text:p>好ましい ・ このましい ・ desirable, welcome, nice, pleasa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月給 ・ やすげっきゅう ・ low salary</text:p>
            <text:p>不安 ・ ふあん ・ uneasiness, anxiety</text:p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草案 ・ そうあん ・ rough draft</text:p>
            <text:p>名案 ・ めいあん ・ splendid idea</text:p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細い字 ・ ほそいじ ・ slender character</text:p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義父 ・ ぎふ ・ father-in-law; step-, foster father</text:p>
            <text:p>父母 ・ ふぼ ・ father and mother, parents</text:p>
            <text:p>父兄 ・ ふけい ・ one’s father and older brothers; guardians</text:p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 ・ ふみ ・ letter; book</text:p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ぜる ・ まぜる ・ [vt] mix, shuffle combine, parts left distinct </text:p>
            <text:p>交渉 ・ こうしょう ・ negotiation, discussion, bargaining</text:p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鳥 ・ ははどり ・ mother bird</text:p>
            <text:p>母港 ・ ぼこう ・ home port</text:p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毎号 ・ まいごう ・ each / every issue</text:p>
            <text:p>毎度 ・ まいど ・ every / each time, always</text:p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<text:s/>者 ・ もの ・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電動式 ・ でんどうしき ・ electric ally operated </text:p>
            <text:p>式を挙げる ・ しきをあげる ・ hold a ceremon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装する ・ ぶそうする ・ bear arms</text:p>
            <text:p>武器 ・ ぶき ・ weapon, arms</text:p>
            <text:p>武術 ・ ぶじゅつ ・ military / martial arts</text:p>
            <text:p>武道 ・ ぶどう ・ martial ar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 ・ まえ ・ front; previous, before; ahead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書き ・ あとがき ・ postscript, afterword</text:p>
            <text:p>後金 ・ あときん ・ rest of the payment</text:p>
            <text:p>後ろ ・ うしろ ・ back, rear; after, behind</text:p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 ・ とし ・ age; ye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 office:value-type="string" calcext:value-type="string">
            <text:p>一勺 ・ いっしゃく ・ 1 shaku ⅒ of a go 合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 office:value-type="string" calcext:value-type="string">
            <text:p>尺八 ・ しゃくはち ・ end-blown bamboo flute 1.8 s. lo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28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26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25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27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24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22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21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23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29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0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154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0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067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9">
          <table:table-cell table:style-name="ce62" office:value-type="string" calcext:value-type="string">
            <office:annotation draw:style-name="gr3" draw:text-style-name="P2" svg:width="4.698in" svg:height="0.3902in" svg:x="0.8504in" svg:y="0.8913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30">
          <table:table-cell table:number-columns-repeated="5"/>
          <table:table-cell table:style-name="ce61"/>
          <table:table-cell table:number-columns-repeated="58"/>
        </table:table-row>
        <table:table-row table:style-name="ro29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30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31" table:number-rows-repeated="1045769">
          <table:table-cell table:number-columns-repeated="64"/>
        </table:table-row>
        <table:table-row table:style-name="ro31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date>2022-06-10T00:54:36.387000000</dc:date>
    <meta:editing-duration>PT13H27M6S</meta:editing-duration>
    <meta:editing-cycles>16</meta:editing-cycles>
    <meta:document-statistic meta:table-count="2" meta:cell-count="6896" meta:object-count="0"/>
  </office:meta>
</office:document-meta>
</file>